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7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1cm" table:align="margins" style:may-break-between-rows="false"/>
    </style:style>
    <style:style style:name="Table3.A" style:family="table-column">
      <style:table-column-properties style:column-width="0.617cm" style:rel-column-width="2191*"/>
    </style:style>
    <style:style style:name="Table3.B" style:family="table-column">
      <style:table-column-properties style:column-width="4.482cm" style:rel-column-width="15910*"/>
    </style:style>
    <style:style style:name="Table3.C" style:family="table-column">
      <style:table-column-properties style:column-width="3.3cm" style:rel-column-width="11715*"/>
    </style:style>
    <style:style style:name="Table3.D" style:family="table-column">
      <style:table-column-properties style:column-width="2.798cm" style:rel-column-width="9931*"/>
    </style:style>
    <style:style style:name="Table3.E" style:family="table-column">
      <style:table-column-properties style:column-width="1.111cm" style:rel-column-width="3944*"/>
    </style:style>
    <style:style style:name="Table3.F" style:family="table-column">
      <style:table-column-properties style:column-width="1.595cm" style:rel-column-width="5660*"/>
    </style:style>
    <style:style style:name="Table3.G" style:family="table-column">
      <style:table-column-properties style:column-width="1.203cm" style:rel-column-width="4270*"/>
    </style:style>
    <style:style style:name="Table3.H" style:family="table-column">
      <style:table-column-properties style:column-width="0.889cm" style:rel-column-width="3155*"/>
    </style:style>
    <style:style style:name="Table3.I" style:family="table-column">
      <style:table-column-properties style:column-width="2.468cm" style:rel-column-width="8759*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3" style:family="table-row">
      <style:table-row-properties fo:keep-together="always"/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I4" style:family="table-cell">
      <style:table-cell-properties style:vertical-align="middle" fo:padding="0.051cm" fo:border="0.05pt solid #000000"/>
    </style:style>
    <style:style style:name="Table3.5" style:family="table-row">
      <style:table-row-properties fo:keep-together="always"/>
    </style:style>
    <style:style style:name="Table3.A5" style:family="table-cell">
      <style:table-cell-properties style:vertical-align="middle" fo:padding="0.051cm" fo:border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5.48cm" style:rel-column-width="19455*"/>
    </style:style>
    <style:style style:name="Table4.B" style:family="table-column">
      <style:table-column-properties style:column-width="0.817cm" style:rel-column-width="2899*"/>
    </style:style>
    <style:style style:name="Table4.C" style:family="table-column">
      <style:table-column-properties style:column-width="4.761cm" style:rel-column-width="16900*"/>
    </style:style>
    <style:style style:name="Table4.D" style:family="table-column">
      <style:table-column-properties style:column-width="1.034cm" style:rel-column-width="3669*"/>
    </style:style>
    <style:style style:name="Table4.E" style:family="table-column">
      <style:table-column-properties style:column-width="0.217cm" style:rel-column-width="770*"/>
    </style:style>
    <style:style style:name="Table4.F" style:family="table-column">
      <style:table-column-properties style:column-width="0.6cm" style:rel-column-width="2128*"/>
    </style:style>
    <style:style style:name="Table4.G" style:family="table-column">
      <style:table-column-properties style:column-width="1.875cm" style:rel-column-width="6656*"/>
    </style:style>
    <style:style style:name="Table4.H" style:family="table-column">
      <style:table-column-properties style:column-width="3.678cm" style:rel-column-width="13058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 fo:keep-together="always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4.A4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.A5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4.A9" style:family="table-cell">
      <style:table-cell-properties fo:padding="0.051cm" fo:border="none"/>
    </style:style>
    <style:style style:name="Table4.B9" style:family="table-cell">
      <style:table-cell-properties fo:padding="0.051cm" fo:border="none"/>
    </style:style>
    <style:style style:name="Table4.C9" style:family="table-cell">
      <style:table-cell-properties fo:padding="0.051cm" fo:border="none"/>
    </style:style>
    <style:style style:name="Table4.E9" style:family="table-cell">
      <style:table-cell-properties fo:padding="0.051cm" fo:border="none"/>
    </style:style>
    <style:style style:name="Table4.G9" style:family="table-cell">
      <style:table-cell-properties fo:padding="0.051cm" fo:border="none"/>
    </style:style>
    <style:style style:name="Table4.A10" style:family="table-cell">
      <style:table-cell-properties fo:padding="0.051cm" fo:border="none"/>
    </style:style>
    <style:style style:name="Table4.B10" style:family="table-cell">
      <style:table-cell-properties fo:padding="0.051cm" fo:border="none"/>
    </style:style>
    <style:style style:name="Table4.C10" style:family="table-cell">
      <style:table-cell-properties fo:padding="0.051cm" fo:border="none"/>
    </style:style>
    <style:style style:name="Table4.E10" style:family="table-cell">
      <style:table-cell-properties fo:padding="0.051cm" fo:border="none"/>
    </style:style>
    <style:style style:name="Table4.G10" style:family="table-cell">
      <style:table-cell-properties fo:padding="0.051cm" fo:border="none"/>
    </style:style>
    <style:style style:name="Table4.A11" style:family="table-cell">
      <style:table-cell-properties fo:padding="0.051cm" fo:border-left="none" fo:border-right="none" fo:border-top="none" fo:border-bottom="0.05pt solid #000000"/>
    </style:style>
    <style:style style:name="Table4.B11" style:family="table-cell">
      <style:table-cell-properties fo:padding="0.051cm" fo:border="none"/>
    </style:style>
    <style:style style:name="Table4.C11" style:family="table-cell">
      <style:table-cell-properties fo:padding="0.051cm" fo:border-left="none" fo:border-right="none" fo:border-top="none" fo:border-bottom="0.05pt solid #000000"/>
    </style:style>
    <style:style style:name="Table4.E11" style:family="table-cell">
      <style:table-cell-properties fo:padding="0.051cm" fo:border="none"/>
    </style:style>
    <style:style style:name="Table4.G11" style:family="table-cell">
      <style:table-cell-properties fo:padding="0.051cm" fo:border-left="none" fo:border-right="none" fo:border-top="none" fo:border-bottom="0.05pt solid #000000"/>
    </style:style>
    <style:style style:name="Table4.A12" style:family="table-cell">
      <style:table-cell-properties fo:padding="0.051cm" fo:border="none"/>
    </style:style>
    <style:style style:name="Table4.B12" style:family="table-cell">
      <style:table-cell-properties fo:padding="0.051cm" fo:border="none"/>
    </style:style>
    <style:style style:name="Table4.C12" style:family="table-cell">
      <style:table-cell-properties fo:padding="0.051cm" fo:border="none"/>
    </style:style>
    <style:style style:name="Table4.E12" style:family="table-cell">
      <style:table-cell-properties fo:padding="0.051cm" fo:border="none"/>
    </style:style>
    <style:style style:name="Table4.G12" style:family="table-cell">
      <style:table-cell-properties fo:padding="0.051cm" fo:border="none"/>
    </style:style>
    <style:style style:name="Table4.A13" style:family="table-cell">
      <style:table-cell-properties fo:padding="0cm" fo:border="none"/>
    </style:style>
    <style:style style:name="Table4.B13" style:family="table-cell">
      <style:table-cell-properties fo:padding="0cm" fo:border="none"/>
    </style:style>
    <style:style style:name="Table4.C13" style:family="table-cell">
      <style:table-cell-properties fo:padding="0cm" fo:border="none"/>
    </style:style>
    <style:style style:name="Table4.E13" style:family="table-cell">
      <style:table-cell-properties fo:padding="0cm" fo:border="none"/>
    </style:style>
    <style:style style:name="Table4.G13" style:family="table-cell">
      <style:table-cell-properties fo:padding="0cm" fo:border="none"/>
    </style:style>
    <style:style style:name="Table4.A14" style:family="table-cell">
      <style:table-cell-properties fo:padding="0cm" fo:border="none"/>
    </style:style>
    <style:style style:name="Table4.B14" style:family="table-cell">
      <style:table-cell-properties fo:padding="0cm" fo:border="none"/>
    </style:style>
    <style:style style:name="Table4.C14" style:family="table-cell">
      <style:table-cell-properties fo:padding="0cm" fo:border="none"/>
    </style:style>
    <style:style style:name="Table4.E14" style:family="table-cell">
      <style:table-cell-properties fo:padding="0cm" fo:border="none"/>
    </style:style>
    <style:style style:name="Table4.G14" style:family="table-cell">
      <style:table-cell-properties fo:padding="0cm" fo:border="none"/>
    </style:style>
    <style:style style:name="Table4.A15" style:family="table-cell">
      <style:table-cell-properties fo:padding="0cm" fo:border="none"/>
    </style:style>
    <style:style style:name="Table4.B15" style:family="table-cell">
      <style:table-cell-properties fo:padding="0cm" fo:border="none"/>
    </style:style>
    <style:style style:name="Table4.C15" style:family="table-cell">
      <style:table-cell-properties fo:padding="0cm" fo:border="none"/>
    </style:style>
    <style:style style:name="Table4.E15" style:family="table-cell">
      <style:table-cell-properties fo:padding="0cm" fo:border="none"/>
    </style:style>
    <style:style style:name="Table4.G15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P2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text-properties style:font-name="Arial" fo:font-size="10pt" officeooo:rsid="00c7bb95" officeooo:paragraph-rsid="00c7bb95" style:font-name-asian="DejaVu Sans Mono" style:font-size-asian="10pt" style:font-name-complex="DejaVu Sans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cea41a" officeooo:paragraph-rsid="00cea41a" style:font-name-asian="DejaVu Sans Mono" style:font-size-asian="10pt" style:font-name-complex="DejaVu Sans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c6374a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cea41a" style:font-name-asian="DejaVu Sans Mono" style:font-size-asian="10pt" style:font-weight-asian="bold" style:font-name-complex="DejaVu Sans Mono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5cc2b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091b9" officeooo:paragraph-rsid="00cea41a" style:font-name-asian="DejaVu Sans Mono" style:font-size-asian="10pt" style:font-weight-asian="normal" style:font-name-complex="DejaVu Sans Mono" style:font-size-complex="10pt" style:font-weight-complex="normal"/>
    </style:style>
    <style:style style:name="P50" style:family="paragraph" style:parent-style-name="Table_20_Contents">
      <style:text-properties style:font-name="Arial" fo:font-size="8pt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7pt" fo:font-weight="normal" officeooo:rsid="0068d1c4" officeooo:paragraph-rsid="00852790" style:font-name-asian="Microsoft YaHei" style:font-size-asian="7pt" style:font-weight-asian="normal" style:font-name-complex="Mangal" style:font-size-complex="7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62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63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64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5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1bef3" style:font-name-asian="DejaVu Sans Mono" style:font-size-asian="10pt" style:font-weight-asian="normal" style:font-name-complex="DejaVu Sans Mono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7a9d9" style:font-name-asian="DejaVu Sans Mono" style:font-size-asian="10pt" style:font-weight-asian="normal" style:font-name-complex="DejaVu Sans Mono" style:font-size-complex="10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73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74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5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6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7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8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79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80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81" style:family="paragraph" style:parent-style-name="Table_20_Contents">
      <style:text-properties officeooo:paragraph-rsid="009d4821"/>
    </style:style>
    <style:style style:name="P82" style:family="paragraph" style:parent-style-name="Standard">
      <style:text-properties officeooo:paragraph-rsid="0062691c"/>
    </style:style>
    <style:style style:name="P83" style:family="paragraph" style:parent-style-name="Standard">
      <style:text-properties officeooo:rsid="001737e1" officeooo:paragraph-rsid="009d4275"/>
    </style:style>
    <style:style style:name="P84" style:family="paragraph" style:parent-style-name="Standard">
      <style:text-properties officeooo:paragraph-rsid="009d4275"/>
    </style:style>
    <style:style style:name="P85" style:family="paragraph" style:parent-style-name="Standard">
      <style:text-properties officeooo:paragraph-rsid="009d4821"/>
    </style:style>
    <style:style style:name="P86" style:family="paragraph" style:parent-style-name="Preformatted_20_Text">
      <style:text-properties officeooo:rsid="001737e1" officeooo:paragraph-rsid="009c0199"/>
    </style:style>
    <style:style style:name="P87" style:family="paragraph" style:parent-style-name="Table_20_Contents">
      <style:text-properties style:font-name="Arial" fo:font-size="8pt" style:font-size-asian="8pt" style:font-size-complex="8p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8pt" officeooo:rsid="00ea29fa" officeooo:paragraph-rsid="00ea29fa" style:font-size-asian="8pt" style:font-size-complex="8pt"/>
    </style:style>
    <style:style style:name="T1" style:family="text">
      <style:text-properties style:font-name="Arial1" style:font-name-asian="DejaVu Sans Mono" style:font-name-complex="DejaVu Sans Mono"/>
    </style:style>
    <style:style style:name="T2" style:family="text">
      <style:text-properties style:font-name="Arial1" fo:font-weight="bold" style:font-size-asian="8.75pt" style:font-weight-asian="bold" style:font-weight-complex="bold"/>
    </style:style>
    <style:style style:name="T3" style:family="text">
      <style:text-properties style:font-name="Arial" style:font-size-asian="10pt"/>
    </style:style>
    <style:style style:name="T4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5" style:family="text">
      <style:text-properties style:font-name="Arial" officeooo:rsid="00771f29" style:font-name-asian="Microsoft YaHei" style:font-size-asian="10pt" style:font-name-complex="Mangal"/>
    </style:style>
    <style:style style:name="T6" style:family="text">
      <style:text-properties officeooo:rsid="0068d1c4"/>
    </style:style>
    <style:style style:name="T7" style:family="text">
      <style:text-properties officeooo:rsid="00198e2d"/>
    </style:style>
    <style:style style:name="T8" style:family="text">
      <style:text-properties officeooo:rsid="00da69f3"/>
    </style:style>
    <style:style style:name="T9" style:family="text">
      <style:text-properties officeooo:rsid="00b9df4d"/>
    </style:style>
    <style:style style:name="T10" style:family="text">
      <style:text-properties officeooo:rsid="00b16afa"/>
    </style:style>
    <style:style style:name="T11" style:family="text">
      <style:text-properties officeooo:rsid="00b216f6"/>
    </style:style>
    <style:style style:name="T12" style:family="text">
      <style:text-properties officeooo:rsid="00b3b610"/>
    </style:style>
    <style:style style:name="T13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4" style:family="text">
      <style:text-properties officeooo:rsid="00c7de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9">Zagreb, <text:span text:style-name="T14"><text:text-input text:description="&lt;(formatLang(o.date_liquidation or '',date=True))&gt;">date_liquidation</text:text-input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table:number-columns-spanned="3" office:value-type="string">
            <text:p text:style-name="P66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2" table:number-columns-spanned="3" office:value-type="string">
            <text:p text:style-name="P6"><text:span text:style-name="T7"><text:text-input text:description="&lt;_(&quot;Broj:&quot;)&gt;">Broj:</text:text-input></text:span><text:span text:style-name="T7"> </text:span><text:span text:style-name="T2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3" table:number-columns-spanned="2" office:value-type="string">
            <text:p text:style-name="P3"/>
          </table:table-cell>
          <table:covered-table-cell/>
          <table:table-cell table:style-name="Table1.D3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54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5" office:value-type="string">
            <text:p text:style-name="P67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8"><text:text-input text:description="&lt;_(&quot;Na put sam krenuo-la dana&quot;)&gt;">Na put sam krenuo-la dana</text:text-input></text:p>
          </table:table-cell>
          <table:table-cell table:style-name="Table1.B7" office:value-type="string">
            <text:p text:style-name="P21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7" office:value-type="string">
            <text:p text:style-name="P22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8"><text:text-input text:description="&lt;_(&quot;Vratio-la sam se dana&quot;)&gt;">Vratio-la sam se dana</text:text-input></text:p>
          </table:table-cell>
          <table:table-cell table:style-name="Table1.B7" office:value-type="string">
            <text:p text:style-name="P21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7" office:value-type="string">
            <text:p text:style-name="P23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4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9"/>
          </table:table-cell>
          <table:table-cell table:style-name="Table1.A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8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7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9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42"><text:text-input text:description="&lt;_('Od datuma')&gt;">Od datuma</text:text-input></text:p>
          </table:table-cell>
          <table:table-cell table:style-name="Table6.A2" office:value-type="string">
            <text:p text:style-name="P42"><text:text-input text:description="&lt;_('Do datuma')&gt;">Do datuma</text:text-input></text:p>
          </table:table-cell>
          <table:table-cell table:style-name="Table6.A2" office:value-type="string">
            <text:p text:style-name="P33"><text:text-input text:description="&lt; _(&quot;Iznos dnevnice&quot;)&gt;">Iznos dnevnice</text:text-input></text:p>
          </table:table-cell>
          <table:table-cell table:style-name="Table6.A2" office:value-type="string">
            <text:p text:style-name="P43"><text:text-input text:description="&lt;_(&quot;Broj dnevnica&quot;)&gt;">Broj dnevnica</text:text-input></text:p>
          </table:table-cell>
          <table:table-cell table:style-name="Table6.A2" office:value-type="string">
            <text:p text:style-name="P34"><text:text-input text:description="&lt;_(&quot;UKUPNO&quot;)&gt;">UKUPNO</text:text-input></text:p>
          </table:table-cell>
          <table:table-cell table:style-name="Table6.A2" office:value-type="string">
            <text:p text:style-name="P33"><text:text-input text:description="&lt;_(&quot;Tečaj&quot;)&gt;">Tečaj</text:text-input></text:p>
          </table:table-cell>
          <table:table-cell table:style-name="Table6.I2" office:value-type="string">
            <text:p text:style-name="P37"><text:text-input text:description="&lt;_(&quot;UKUPNO [HRK]&quot;)&gt;">UKUPNO [HRK]</text:text-input></text:p>
          </table:table-cell>
        </table:table-row>
        <table:table-row>
          <table:table-cell table:style-name="Table6.A3" table:number-columns-spanned="9" office:value-type="string">
            <text:p text:style-name="P76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10"><text:text-input text:description="&lt;str(o.daily_allowance_ids._ids.index(line.id)+1)&gt;">1</text:text-input>.</text:p>
          </table:table-cell>
          <table:table-cell table:style-name="Table6.B4" office:value-type="string">
            <text:p text:style-name="P18"><text:text-input text:description="&lt;line.country_id.name or ''&gt;">country</text:text-input></text:p>
          </table:table-cell>
          <table:table-cell table:style-name="Table6.C4" office:value-type="string">
            <text:p text:style-name="P11"><text:span text:style-name="T13"><text:text-input text:description="&lt;formatLang(line.date_from or '',date_time=True)[:10]&gt;">date_from</text:text-input></text:span><text:span text:style-name="T13"><text:line-break/></text:span><text:span text:style-name="T13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4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5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10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5"><text:text-input text:description="&lt;formatLang(line.allowance_amount_total,digits=2) or ''&gt;">total_allowance</text:text-input> <text:text-input text:description="&lt;line.currency_id.name or ''&gt;">currency_id</text:text-input></text:p>
          </table:table-cell>
          <table:table-cell table:style-name="Table6.H4" office:value-type="string">
            <text:p text:style-name="P10"><text:text-input text:description="&lt;formatLang(line.lcy_rate,digits=6) or ''&gt;">lcy_rate</text:text-input></text:p>
          </table:table-cell>
          <table:table-cell table:style-name="Table6.I4" office:value-type="string">
            <text:p text:style-name="P14"><text:text-input text:description="&lt;formatLang(line.lcy_allowance_amount_total,digits=2) or ''&gt;">lcy_allowance_amount_total</text:text-input> <text:text-input text:description="&lt;o.company_id.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7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5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5"/>
          </table:table-cell>
          <table:covered-table-cell/>
          <table:covered-table-cell/>
          <table:table-cell table:style-name="Table6.A7" office:value-type="string">
            <text:p text:style-name="P58"><text:text-input text:description="&lt;formatLang(o.lcy_allowance_amount_total,digits=2) or ''&gt;">lcy_allowance_amount_total</text:text-input> <text:span text:style-name="T3"><text:text-input text:description="&lt;o.company_id.currency_id.name or ''&gt;">cc</text:text-input></text:span></text:p>
          </table:table-cell>
        </table:table-row>
      </table:table>
      <text:p text:style-name="P8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6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8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8"><text:text-input text:description="&lt;_(&quot;Plaćanje&quot;)&gt;">Plaćanje</text:text-input></text:p>
          </table:table-cell>
          <table:table-cell table:style-name="Table2.A2" office:value-type="string">
            <text:p text:style-name="P30"><text:text-input text:description="&lt;_(&quot;Jedinična cijena&quot;)&gt;">Jedinična cijena</text:text-input></text:p>
          </table:table-cell>
          <table:table-cell table:style-name="Table2.A2" office:value-type="string">
            <text:p text:style-name="P30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30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30"><text:text-input text:description="&lt;_(&quot;UKUPNO&quot;)&gt;">UKUPNO</text:text-input></text:p>
          </table:table-cell>
          <table:table-cell table:style-name="Table2.I2" office:value-type="string">
            <text:p text:style-name="P35"><text:text-input text:description="&lt;_(&quot;UKUPNO [HRK]&quot;)&gt;">UKUPNO [HRK]</text:text-input></text:p>
          </table:table-cell>
        </table:table-row>
        <table:table-row>
          <table:table-cell table:style-name="Table2.A3" table:number-columns-spanned="6" office:value-type="string">
            <text:p text:style-name="P73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7"><text:text-input text:description="&lt;str(o.expense_line_ids._ids.index(line.id)+1)&gt;">1</text:text-input>.</text:p>
          </table:table-cell>
          <table:table-cell table:style-name="Table2.B4" office:value-type="string">
            <text:p text:style-name="P16"><text:text-input text:description="&lt;line.name or ''&gt;">name</text:text-input></text:p>
          </table:table-cell>
          <table:table-cell table:style-name="Table2.C4" office:value-type="string">
            <text:p text:style-name="P7"><text:text-input text:description="&lt;line.journal_id.name or ''&gt;">journal</text:text-input></text:p>
          </table:table-cell>
          <table:table-cell table:style-name="Table2.D4" office:value-type="string">
            <text:p text:style-name="P12"><text:text-input text:description="&lt;formatLang(line.unit_amount,digits=2) or ''&gt;">unit_amount</text:text-input> <text:text-input text:description="&lt;line.currency_id.name or ''&gt;">currency_id</text:text-input></text:p>
          </table:table-cell>
          <table:table-cell table:style-name="Table2.E4" office:value-type="string">
            <text:p text:style-name="P7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7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2"><text:text-input text:description="&lt;formatLang(line.total_amount,digits=2) or ''&gt;">total_amount</text:text-input> <text:text-input text:description="&lt;line.currency_id.name or ''&gt;">currency_id</text:text-input></text:p>
          </table:table-cell>
          <table:table-cell table:style-name="Table2.I4" office:value-type="string">
            <text:p text:style-name="P12"><text:text-input text:description="&lt;formatLang(line.lcy_amount_total,digits=2) or ''&gt;">lcy_amount_total</text:text-input> <text:text-input text:description="&lt;o.company_id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73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73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8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62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62"/>
          </table:table-cell>
          <table:covered-table-cell/>
          <table:table-cell table:style-name="Table2.A7" office:value-type="string">
            <text:p text:style-name="P73"/>
          </table:table-cell>
          <table:table-cell table:style-name="Table2.A7" office:value-type="string">
            <text:p text:style-name="P55"><text:text-input text:description="&lt;formatLang(o.lcy_expense_amount_total,digits=2) or ''&gt;">lcy_expense_amount_total</text:text-input> <text:span text:style-name="T3"><text:text-input text:description="&lt;o.company_id.currency_id.name or ''&gt;">cc</text:text-input></text:span></text:p>
          </table:table-cell>
        </table:table-row>
      </table:table>
      <text:p text:style-name="P8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5" office:value-type="string">
            <text:p text:style-name="P41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44"><text:text-input text:description="&lt;_(&quot;Automobil&quot;)&gt;">Automobil</text:text-input></text:p>
          </table:table-cell>
          <table:covered-table-cell/>
          <table:table-cell table:style-name="Table3.A2" office:value-type="string">
            <text:p text:style-name="P45"><text:text-input text:description="&lt;_(&quot;Relacija&quot;)&gt;">Relacija</text:text-input></text:p>
          </table:table-cell>
          <table:table-cell table:style-name="Table3.A2" office:value-type="string">
            <text:p text:style-name="P46"><text:text-input text:description="&lt;_(&quot;Početno stanje km&quot;)  &gt;">Početno stanje km</text:text-input></text:p>
          </table:table-cell>
          <table:table-cell table:style-name="Table3.A2" table:number-columns-spanned="2" office:value-type="string">
            <text:p text:style-name="P32"><text:text-input text:description="&lt;_('Završno stanje km') &gt;">Završno stanje km</text:text-input></text:p>
          </table:table-cell>
          <table:covered-table-cell/>
          <table:table-cell table:style-name="Table3.A2" table:number-columns-spanned="2" office:value-type="string">
            <text:p text:style-name="P31"><text:text-input text:description="&lt;_(&quot;Udaljenost&quot;)&gt;">Udaljenost</text:text-input></text:p>
          </table:table-cell>
          <table:covered-table-cell/>
          <table:table-cell table:style-name="Table3.I2" office:value-type="string">
            <text:p text:style-name="P36"><text:text-input text:description="&lt;_(&quot;UKUPNO [HRK]&quot;)&gt;">UKUPNO [HRK]</text:text-input></text:p>
          </table:table-cell>
        </table:table-row>
        <table:table-row table:style-name="Table3.3">
          <table:table-cell table:style-name="Table3.A3" table:number-columns-spanned="9" office:value-type="string">
            <text:p text:style-name="P74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8"><text:text-input text:description="&lt;str(o.itinerary_ids._ids.index(line.id)+1)&gt;">1</text:text-input>.</text:p>
          </table:table-cell>
          <table:table-cell table:style-name="Table3.B4" office:value-type="string">
            <text:p text:style-name="P17"><text:text-input text:description="&lt;line.vehicle_id or ''&gt;">vehicle</text:text-input></text:p>
          </table:table-cell>
          <table:table-cell table:style-name="Table3.C4" office:value-type="string">
            <text:p text:style-name="P49"><text:text-input text:description="&lt;line.relation or '' &gt;">relation</text:text-input></text:p>
          </table:table-cell>
          <table:table-cell table:style-name="Table3.D4" office:value-type="string">
            <text:p text:style-name="P9"><text:text-input text:description="&lt; line.odometer_start or ''&gt;">odometer_start</text:text-input></text:p>
          </table:table-cell>
          <table:table-cell table:style-name="Table3.E4" table:number-columns-spanned="2" office:value-type="string">
            <text:p text:style-name="P20"><text:text-input text:description="&lt; line.odometer_end or ''&gt;">odometer_end</text:text-input></text:p>
          </table:table-cell>
          <table:covered-table-cell/>
          <table:table-cell table:style-name="Table3.G4" table:number-columns-spanned="2" office:value-type="string">
            <text:p text:style-name="P8"><text:text-input text:description="&lt;line.distance or ''&gt;">distance</text:text-input></text:p>
          </table:table-cell>
          <table:covered-table-cell/>
          <table:table-cell table:style-name="Table3.I4" office:value-type="string">
            <text:p text:style-name="P13"><text:text-input text:description="&lt;formatLang(line.lcy_amount_total,digits=2) or ''&gt;">costs</text:text-input> <text:text-input text:description="&lt;o.company_id.currency_id.name or ''&gt;">cc</text:text-input></text:p>
          </table:table-cell>
        </table:table-row>
        <table:table-row table:style-name="Table3.5">
          <table:table-cell table:style-name="Table3.A5" table:number-columns-spanned="9" office:value-type="string">
            <text:p text:style-name="P74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9"/>
          </table:table-cell>
          <table:covered-table-cell/>
          <table:covered-table-cell/>
          <table:covered-table-cell/>
          <table:covered-table-cell/>
          <table:table-cell table:style-name="Table3.F6" table:number-columns-spanned="4" office:value-type="string">
            <text:p text:style-name="P81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7" office:value-type="string">
            <text:p text:style-name="P63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7" table:number-columns-spanned="2" office:value-type="string">
            <text:p text:style-name="P56"><text:text-input text:description="&lt;formatLang(sum_field(o.itinerary_ids,&quot;lcy_amount_total&quot;),digits=2) or ''&gt;">itinerary_total</text:text-input> <text:span text:style-name="T3"><text:text-input text:description="&lt;o.company_id.currency_id.name or ''&gt;">cc</text:text-input></text:span></text:p>
          </table:table-cell>
          <table:covered-table-cell/>
        </table:table-row>
      </table:table>
      <text:p text:style-name="P8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 table:style-name="Table4.1">
          <table:table-cell table:style-name="Table4.A1" table:number-columns-spanned="5" office:value-type="string">
            <text:p text:style-name="P40"><text:text-input text:description="&lt;_(&quot;IV. IZVJEŠĆE SA SLUŽBENOG PUTA&quot;)&gt;">IV. IZVJEŠĆE SA SLUŽBENOG PUTA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39"/>
          </table:table-cell>
          <table:covered-table-cell/>
          <table:covered-table-cell/>
        </table:table-row>
        <table:table-row table:style-name="Table4.2">
          <table:table-cell table:style-name="Table4.A2" table:number-columns-spanned="8" office:value-type="string">
            <text:p text:style-name="P48"><text:text-input text:description="&lt;o.other_data or ''&gt;">other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3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59">SVEUKUPNI TROŠKOVI</text:p>
          </table:table-cell>
          <table:covered-table-cell/>
          <table:covered-table-cell/>
          <table:table-cell table:style-name="Table4.A4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Table4.A4" office:value-type="string">
            <text:p text:style-name="P57"><text:text-input text:description="&lt;formatLang(o.lcy_amount_total,digits=2) or ''&gt;">lcy_amount_total</text:text-input> <text:span text:style-name="T3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4">minus ISPLAĆENA AKONTACIJA</text:p>
          </table:table-cell>
          <table:covered-table-cell/>
          <table:covered-table-cell/>
          <table:table-cell table:style-name="Table4.A5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Table4.A5" office:value-type="string">
            <text:p text:style-name="P57"><text:span text:style-name="T8"><text:text-input text:description="&lt;formatLang(o.lcy_advance_payment,digits=2) or ''&gt;">lcy_advance_payment</text:text-input></text:span> <text:span text:style-name="T3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0">minus PLAĆENO <text:span text:style-name="T9">TRANSAKCIJSKIM RAČUNOM TVRTKE</text:span></text:p>
          </table:table-cell>
          <table:covered-table-cell/>
          <table:covered-table-cell/>
          <table:table-cell table:style-name="Table4.A5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Table4.A5" office:value-type="string">
            <text:p text:style-name="P57"><text:text-input text:description="&lt;formatLang(o.transaction_account_total,digits=2) or ''&gt;">transaction_account_total</text:text-input> <text:span text:style-name="T3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1">minus PLAĆEN<text:span text:style-name="T11">I PRIVATNI TROŠKOVI</text:span></text:p>
          </table:table-cell>
          <table:covered-table-cell/>
          <table:covered-table-cell/>
          <table:table-cell table:style-name="Table4.A5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Table4.A5" office:value-type="string">
            <text:p text:style-name="P57"><text:span text:style-name="T12"><text:text-input text:description="&lt;formatLang(o.lcy_private_expense,digits=2) or ''&gt;">lcy_private_expense</text:text-input></text:span> <text:span text:style-name="T3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4" table:number-columns-spanned="3" office:value-type="string">
            <text:p text:style-name="P64"><text:span text:style-name="T6">OSTATAK</text:span><text:span text:style-name="T4"><text:text-input text:description="&lt;if test=&quot;o.amount_return&lt;0&quot;&gt;">if test</text:text-input></text:span><text:span text:style-name="T6"> ZA </text:span><text:span text:style-name="T5">ISPLATU</text:span><text:span text:style-name="T4"><text:text-input text:description="&lt;/if&gt;">/if</text:text-input></text:span><text:span text:style-name="T4"><text:text-input text:description="&lt;if test=&quot;o.amount_return&gt;0&quot;&gt;">if test</text:text-input></text:span><text:span text:style-name="T6"> ZA POVRAT</text:span><text:span text:style-name="T4"><text:text-input text:description="&lt;/if&gt;">/if</text:text-input></text:span></text:p>
          </table:table-cell>
          <table:covered-table-cell/>
          <table:covered-table-cell/>
          <table:table-cell table:style-name="Table4.A4" table:number-columns-spanned="4" office:value-type="string">
            <text:p text:style-name="P75"/>
          </table:table-cell>
          <table:covered-table-cell/>
          <table:covered-table-cell/>
          <table:covered-table-cell/>
          <table:table-cell table:style-name="Table4.A4" office:value-type="string">
            <text:p text:style-name="P57"><text:text-input text:description="&lt;formatLang(abs(o.amount_return),digits=2) or ''&gt;">amount_return</text:text-input> <text:span text:style-name="T3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12" office:value-type="string">
            <text:p text:style-name="Table_20_Contents"/>
          </table:table-cell>
          <table:table-cell table:style-name="Table4.B12" office:value-type="string">
            <text:p text:style-name="Table_20_Contents"/>
          </table:table-cell>
          <table:table-cell table:style-name="Table4.C9" table:number-columns-spanned="2" office:value-type="string">
            <text:p text:style-name="Table_20_Contents"/>
          </table:table-cell>
          <table:covered-table-cell/>
          <table:table-cell table:style-name="Table4.E12" table:number-columns-spanned="2" office:value-type="string">
            <text:p text:style-name="Table_20_Contents"/>
          </table:table-cell>
          <table:covered-table-cell/>
          <table:table-cell table:style-name="Table4.G9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0" office:value-type="string">
            <text:p text:style-name="Table_20_Contents"/>
          </table:table-cell>
          <table:table-cell table:style-name="Table4.B10" office:value-type="string">
            <text:p text:style-name="Table_20_Contents"/>
          </table:table-cell>
          <table:table-cell table:style-name="Table4.C10" table:number-columns-spanned="2" office:value-type="string">
            <text:p text:style-name="Table_20_Contents"/>
          </table:table-cell>
          <table:covered-table-cell/>
          <table:table-cell table:style-name="Table4.E10" table:number-columns-spanned="2" office:value-type="string">
            <text:p text:style-name="Table_20_Contents"/>
          </table:table-cell>
          <table:covered-table-cell/>
          <table:table-cell table:style-name="Table4.G10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1" office:value-type="string">
            <text:p text:style-name="P70"/>
          </table:table-cell>
          <table:table-cell table:style-name="Table4.B12" office:value-type="string">
            <text:p text:style-name="Table_20_Contents"/>
          </table:table-cell>
          <table:table-cell table:style-name="Table4.C11" table:number-columns-spanned="2" office:value-type="string">
            <text:p text:style-name="Table_20_Contents"/>
          </table:table-cell>
          <table:covered-table-cell/>
          <table:table-cell table:style-name="Table4.E12" table:number-columns-spanned="2" office:value-type="string">
            <text:p text:style-name="Table_20_Contents"/>
          </table:table-cell>
          <table:covered-table-cell/>
          <table:table-cell table:style-name="Table4.G11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2" office:value-type="string">
            <text:p text:style-name="P71"><text:text-input text:description="&lt;_(&quot;Odobrila Vanja Trošelj&quot;)&gt;">Vanja Trošelj</text:text-input></text:p>
          </table:table-cell>
          <table:table-cell table:style-name="Table4.B12" office:value-type="string">
            <text:p text:style-name="P50"/>
          </table:table-cell>
          <table:table-cell table:style-name="Table4.C12" table:number-columns-spanned="2" office:value-type="string">
            <text:p text:style-name="P53"/>
          </table:table-cell>
          <table:covered-table-cell/>
          <table:table-cell table:style-name="Table4.E12" table:number-columns-spanned="2" office:value-type="string">
            <text:p text:style-name="P52"/>
          </table:table-cell>
          <table:covered-table-cell/>
          <table:table-cell table:style-name="Table4.G12" table:number-columns-spanned="2" office:value-type="string">
            <text:p text:style-name="P47"><text:text-input text:description="&lt;o.employee_id.name or ''&gt;">name</text:text-input></text:p>
          </table:table-cell>
          <table:covered-table-cell/>
        </table:table-row>
        <table:table-row table:style-name="Table4.1">
          <table:table-cell table:style-name="Table4.A15" office:value-type="string">
            <text:p text:style-name="P51">(potpis <text:span text:style-name="T10">likvidatora</text:span>)</text:p>
          </table:table-cell>
          <table:table-cell table:style-name="Table4.B15" office:value-type="string">
            <text:p text:style-name="P50"/>
          </table:table-cell>
          <table:table-cell table:style-name="Table4.C15" table:number-columns-spanned="2" office:value-type="string">
            <text:p text:style-name="P51">(potpis direktora)</text:p>
          </table:table-cell>
          <table:covered-table-cell/>
          <table:table-cell table:style-name="Table4.E15" table:number-columns-spanned="2" office:value-type="string">
            <text:p text:style-name="P50"/>
          </table:table-cell>
          <table:covered-table-cell/>
          <table:table-cell table:style-name="Table4.G15" table:number-columns-spanned="2" office:value-type="string">
            <text:p text:style-name="P51">(podnositelj računa)</text:p>
          </table:table-cell>
          <table:covered-table-cell/>
        </table:table-row>
        <table:table-row table:style-name="Table4.1">
          <table:table-cell table:style-name="Table4.A15" office:value-type="string">
            <text:p text:style-name="P51"/>
          </table:table-cell>
          <table:table-cell table:style-name="Table4.B15" office:value-type="string">
            <text:p text:style-name="P50"/>
          </table:table-cell>
          <table:table-cell table:style-name="Table4.C15" table:number-columns-spanned="2" office:value-type="string">
            <text:p text:style-name="P51"/>
          </table:table-cell>
          <table:covered-table-cell/>
          <table:table-cell table:style-name="Table4.E15" table:number-columns-spanned="2" office:value-type="string">
            <text:p text:style-name="P50"/>
          </table:table-cell>
          <table:covered-table-cell/>
          <table:table-cell table:style-name="Table4.G15" table:number-columns-spanned="2" office:value-type="string">
            <text:p text:style-name="P51"/>
          </table:table-cell>
          <table:covered-table-cell/>
        </table:table-row>
        <table:table-row table:style-name="Table4.1">
          <table:table-cell table:style-name="Table4.A15" office:value-type="string">
            <text:p text:style-name="P51"/>
          </table:table-cell>
          <table:table-cell table:style-name="Table4.B15" office:value-type="string">
            <text:p text:style-name="P50"/>
          </table:table-cell>
          <table:table-cell table:style-name="Table4.C15" table:number-columns-spanned="2" office:value-type="string">
            <text:p text:style-name="P89">M.P.</text:p>
          </table:table-cell>
          <table:covered-table-cell/>
          <table:table-cell table:style-name="Table4.E15" table:number-columns-spanned="2" office:value-type="string">
            <text:p text:style-name="P50"/>
          </table:table-cell>
          <table:covered-table-cell/>
          <table:table-cell table:style-name="Table4.G15" table:number-columns-spanned="2" office:value-type="string">
            <text:p text:style-name="P51"/>
          </table:table-cell>
          <table:covered-table-cell/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MT1" style:family="text">
      <style:text-properties style:font-name="Arial1" style:font-name-asian="DejaVu Sans Mono" style:font-name-complex="DejaVu Sans Mono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09:00:03.927141137</dc:date>
    <meta:generator>LibreOffice/5.1.5.2$Linux_X86_64 LibreOffice_project/10m0$Build-2</meta:generator>
    <meta:editing-duration>PT9H54M3S</meta:editing-duration>
    <meta:editing-cycles>181</meta:editing-cycles>
    <meta:document-statistic meta:table-count="5" meta:image-count="0" meta:object-count="0" meta:page-count="2" meta:paragraph-count="94" meta:word-count="399" meta:character-count="1586" meta:non-whitespace-character-count="1497"/>
  </office:meta>
</office:document-meta>
</file>